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6a8b" officeooo:paragraph-rsid="00026a8b"/>
    </style:style>
    <style:style style:name="P2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officeooo:rsid="00026a8b" officeooo:paragraph-rsid="00026a8b" style:font-size-asian="22pt" style:font-weight-asian="bold" style:font-size-complex="2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2pt" style:text-underline-style="solid" style:text-underline-width="auto" style:text-underline-color="font-color" fo:font-weight="bold" officeooo:rsid="00026a8b" officeooo:paragraph-rsid="00026a8b" style:font-size-asian="22pt" style:font-weight-asian="bold" style:font-size-complex="22pt" style:font-weight-complex="bold"/>
    </style:style>
    <style:style style:name="P4" style:family="paragraph" style:parent-style-name="Standard">
      <style:text-properties fo:font-size="18pt" officeooo:rsid="00026a8b" officeooo:paragraph-rsid="00026a8b" style:font-size-asian="15.75pt" style:font-size-complex="18pt"/>
    </style:style>
    <style:style style:name="P5" style:family="paragraph" style:parent-style-name="Standard">
      <style:paragraph-properties fo:text-align="start" style:justify-single-word="false"/>
      <style:text-properties fo:font-size="18pt" officeooo:paragraph-rsid="00026a8b" style:font-size-asian="15.75pt" style:font-size-complex="18pt"/>
    </style:style>
    <style:style style:name="P6" style:family="paragraph" style:parent-style-name="Standard">
      <style:paragraph-properties fo:text-align="start" style:justify-single-word="false"/>
      <style:text-properties fo:font-size="18pt" officeooo:rsid="00037c52" officeooo:paragraph-rsid="00037c52" style:font-size-asian="15.75pt" style:font-size-complex="18pt"/>
    </style:style>
    <style:style style:name="P7" style:family="paragraph" style:parent-style-name="Standard">
      <style:paragraph-properties fo:text-align="start" style:justify-single-word="false"/>
      <style:text-properties fo:font-size="18pt" style:text-underline-style="none" fo:font-weight="bold" officeooo:rsid="00026a8b" officeooo:paragraph-rsid="00026a8b" style:font-size-asian="15.75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8pt" officeooo:paragraph-rsid="00026a8b" style:font-size-asian="18pt" style:font-size-complex="18pt"/>
    </style:style>
    <style:style style:name="P9" style:family="paragraph" style:parent-style-name="Standard">
      <style:paragraph-properties fo:text-align="start" style:justify-single-word="false"/>
      <style:text-properties fo:font-size="18pt" fo:font-weight="normal" officeooo:paragraph-rsid="00026a8b" style:font-size-asian="18pt" style:font-weight-asian="normal" style:font-size-complex="18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8pt" style:text-underline-style="none" fo:font-weight="bold" officeooo:rsid="00026a8b" officeooo:paragraph-rsid="00026a8b" style:font-size-asian="18pt" style:font-weight-asian="bold" style:font-size-complex="18pt" style:font-weight-complex="bold"/>
    </style:style>
    <style:style style:name="P11" style:family="paragraph" style:parent-style-name="Standard">
      <style:text-properties style:font-name="Liberation Serif" fo:font-size="18pt" style:font-size-asian="18pt" style:font-size-complex="18pt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8pt" style:font-size-asian="18pt" style:font-size-complex="18pt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8pt" officeooo:paragraph-rsid="00037c52" style:font-size-asian="18pt" style:font-size-complex="18pt"/>
    </style:style>
    <style:style style:name="P14" style:family="paragraph" style:parent-style-name="Standard">
      <style:text-properties style:font-name="Liberation Serif" fo:font-size="18pt" officeooo:rsid="00026a8b" officeooo:paragraph-rsid="00026a8b" style:font-size-asian="18pt" style:font-size-complex="18pt"/>
    </style:style>
    <style:style style:name="P15" style:family="paragraph" style:parent-style-name="Standard">
      <style:text-properties style:font-name="Liberation Serif" fo:font-size="18pt" fo:font-weight="normal" style:font-size-asian="18pt" style:font-weight-asian="normal" style:font-size-complex="18pt" style:font-weight-complex="normal"/>
    </style:style>
    <style:style style:name="P16" style:family="paragraph" style:parent-style-name="Standard">
      <style:text-properties style:font-name="Liberation Serif" fo:font-size="18pt" fo:font-weight="normal" officeooo:rsid="00026a8b" officeooo:paragraph-rsid="00026a8b" style:font-size-asian="18pt" style:font-weight-asian="normal" style:font-size-complex="18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8pt" style:text-underline-style="none" fo:font-weight="bold" officeooo:rsid="00026a8b" officeooo:paragraph-rsid="00026a8b" style:font-size-asian="15.75pt" style:font-weight-asian="bold" style:font-size-complex="18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8pt" style:text-underline-style="none" fo:font-weight="bold" officeooo:rsid="0004071b" officeooo:paragraph-rsid="0004071b" style:font-size-asian="15.75pt" style:font-weight-asian="bold" style:font-size-complex="18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 fo:font-weight="bold" officeooo:rsid="00026a8b" style:font-weight-asian="bold" style:font-weight-complex="bold"/>
    </style:style>
    <style:style style:name="T3" style:family="text">
      <style:text-properties style:text-underline-style="none" fo:font-weight="bold" officeooo:rsid="00037c52" style:font-weight-asian="bold" style:font-weight-complex="bold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style:text-underline-style="none" fo:font-weight="bold" officeooo:rsid="00026a8b" style:font-weight-asian="bold" style:font-weight-complex="bold"/>
    </style:style>
    <style:style style:name="T6" style:family="text">
      <style:text-properties style:font-name="Liberation Serif" style:text-underline-style="none" officeooo:rsid="00026a8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estación por desempleo</text:p>
      <text:p text:style-name="P3"/>
      <text:p text:style-name="P7">En que consiste:<text:span text:style-name="T1"> </text:span><text:s/></text:p>
      <text:p text:style-name="P9"><text:span text:style-name="T6">Es una prestación económica mensual <text:s/></text:span><text:span text:style-name="T4">gestionada y abonada por el Servicio Público <text:s/>de Empleo Estatal (SEPE), que se percibe </text:span></text:p>
      <text:p text:style-name="P15">tras la pérdida involuntaria de un empleo, en función de las cotizaciones realizadas durante los períodos trabajados.</text:p>
      <text:p text:style-name="P15">Incluye la cotización a la Seguridad Social por jubilación, incapacidad temporal, invalidez, muerte y supervivencia, protección a la familia y asistencia sanitaria.</text:p>
      <text:p text:style-name="P15">Además se complementa con acciones de formación e inserción laboral, gestionadas por los Servicios Públicos de Empleo. </text:p>
      <text:p text:style-name="P16">-Prestación por desempleo que protege a los trabajadores que se quedan sin trabajo de forma involuntaria.</text:p>
      <text:p text:style-name="P7"/>
      <text:p text:style-name="P7">A que tiene derecho:</text:p>
      <text:p text:style-name="P7">Requisitos: </text:p>
      <text:p text:style-name="P18"/>
      <text:p text:style-name="P10">• <text:span text:style-name="T1">Estar afiliado a la Seguridad social.</text:span></text:p>
      <text:p text:style-name="P8"><text:span text:style-name="T5">• </text:span><text:span text:style-name="T4">Haber trabajado y cotizado a desempleo al menos 360 días en los 6 años anteriores a la situación legal de desempleo.</text:span></text:p>
      <text:p text:style-name="P12">• No haber cumplido la edad ordinaria para jubilarse.</text:p>
      <text:p text:style-name="P12">• No cobrar una pensión de la Seguridad Social incompatible con el trabajo.</text:p>
      <text:p text:style-name="P13">• Inscribirse como demandante de empleo, mantener dicha inscripción durante todo el período de percepción y suscribir el compromiso de actividad.</text:p>
      <text:p text:style-name="P6">Situación legal de desempleo.</text:p>
      <text:p text:style-name="P6">No estar en edad de jubilación </text:p>
      <text:p text:style-name="P5"/>
      <text:p text:style-name="P5"><text:span text:style-name="T2">Cuant</text:span><text:span text:style-name="T3">í</text:span><text:span text:style-name="T2">a:</text:span></text:p>
      <text:p text:style-name="P14">El importe diario es el 70 % de la base reguladora calculada </text:p>
      <text:p text:style-name="P11">según las bases de contingencias profesionales de los 180 últimos días cotizados, exceptuando las horas extraordinarias durante los 6 <text:soft-page-break/>primeros meses de derecho y el 50 % a partir de dicho período.</text:p>
      <text:p text:style-name="P11">Cuantía máxima y mínima de la prestación en función de los hijos a cargo:</text:p>
      <text:p text:style-name="P14">Importe mínimo mensual </text:p>
      <text:p text:style-name="P14">con hijos 497,01 </text:p>
      <text:p text:style-name="P14">con hijos 664,75</text:p>
      <text:p text:style-name="P14"/>
      <text:p text:style-name="P4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7T16:09:26.875563179</meta:creation-date>
    <dc:date>2016-04-25T20:38:24.124907681</dc:date>
    <meta:editing-duration>PT13M5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2" meta:paragraph-count="23" meta:word-count="252" meta:character-count="1587" meta:non-whitespace-character-count="1347"/>
  </office:meta>
</office:document-meta>
</file>